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tab-stop style:position="3.7409in"/>
        </style:tab-stops>
      </style:paragraph-properties>
    </style:style>
    <style:style style:name="P7" style:family="paragraph" style:parent-style-name="Standard">
      <style:paragraph-properties fo:text-align="center" style:justify-single-word="false">
        <style:tab-stops>
          <style:tab-stop style:position="3.7409in"/>
          <style:tab-stop style:position="7.3752in" style:type="right"/>
        </style:tab-stops>
      </style:paragraph-properties>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paragraph-properties fo:text-align="justify" style:justify-single-word="false"/>
      <style:text-properties style:font-name="Book Antiqua" fo:font-weight="bold"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list-style-name="WWNum2">
      <style:paragraph-properties fo:text-align="justify" style:justify-single-word="false"/>
    </style:style>
    <style:style style:name="P12" style:family="paragraph" style:parent-style-name="Standard" style:list-style-name="WWNum3">
      <style:paragraph-properties fo:text-align="justify" style:justify-single-word="false"/>
    </style:style>
    <style:style style:name="P13" style:family="paragraph" style:parent-style-name="Standard" style:list-style-name="WWNum1">
      <style:paragraph-properties fo:margin-top="0.1665in" fo:margin-bottom="0.0555in" loext:contextual-spacing="false" fo:text-align="center" style:justify-single-word="false" fo:keep-with-next="always"/>
    </style:style>
    <style:style style:name="P14" style:family="paragraph" style:parent-style-name="Text_20_body">
      <style:text-properties fo:font-size="10pt" style:font-size-asian="10pt" style:font-size-complex="10pt"/>
    </style:style>
    <style:style style:name="P15" style:family="paragraph" style:parent-style-name="Heading_20_1" style:master-page-name="Standard">
      <style:paragraph-properties fo:margin-top="0.1665in" fo:margin-bottom="0.0417in" loext:contextual-spacing="false" fo:text-align="center" style:justify-single-word="false" style:page-number="auto"/>
    </style:style>
    <style:style style:name="P16" style:family="paragraph" style:parent-style-name="Heading_20_2" style:list-style-name="">
      <style:paragraph-properties fo:margin-left="0.1in" fo:margin-right="0in" fo:text-indent="0in" style:auto-text-indent="false"/>
    </style:style>
    <style:style style:name="P17" style:family="paragraph" style:parent-style-name="Heading_20_5">
      <style:paragraph-properties fo:margin-left="0in" fo:margin-right="0in" fo:text-align="center" style:justify-single-word="false" fo:text-indent="0in" style:auto-text-indent="false"/>
    </style:style>
    <style:style style:name="P18" style:family="paragraph" style:parent-style-name="Header">
      <style:paragraph-properties fo:text-align="start" style:justify-single-word="false"/>
    </style:style>
    <style:style style:name="P19" style:family="paragraph" style:parent-style-name="Header">
      <style:paragraph-properties fo:text-align="start" style:justify-single-word="false">
        <style:tab-stops>
          <style:tab-stop style:position="1.0835in"/>
        </style:tab-stops>
      </style:paragraph-properties>
    </style:style>
    <style:style style:name="P20" style:family="paragraph" style:parent-style-name="references" style:list-style-name="WWNum4"/>
    <style:style style:name="T1" style:family="text">
      <style:text-properties style:font-name="Times New Roman" fo:font-size="22pt" style:font-size-asian="22pt" style:font-size-complex="22pt"/>
    </style:style>
    <style:style style:name="T2" style:family="text">
      <style:text-properties fo:font-size="11pt" fo:font-weight="bold" style:font-size-asian="11pt" style:font-weight-asian="bold" style:font-size-complex="11pt" style:font-weight-complex="bold"/>
    </style:style>
    <style:style style:name="T3" style:family="text">
      <style:text-properties style:text-position="super 58%" fo:font-size="11pt" fo:font-weight="bold" style:font-size-asian="11pt" style:font-weight-asian="bold" style:font-size-complex="11pt" style:font-weight-complex="bold"/>
    </style:style>
    <style:style style:name="T4" style:family="text">
      <style:text-properties style:text-position="super 58%" fo:font-size="9pt" style:font-size-asian="9pt" style:font-size-complex="9pt"/>
    </style:style>
    <style:style style:name="T5" style:family="text">
      <style:text-properties fo:font-size="9pt" style:font-size-asian="9pt" style:font-size-complex="9pt"/>
    </style:style>
    <style:style style:name="T6" style:family="text">
      <style:text-properties fo:font-size="8pt" style:font-size-asian="8pt" style:font-size-complex="8pt"/>
    </style:style>
    <style:style style:name="T7" style:family="text">
      <style:text-properties fo:font-size="8pt" style:font-size-asian="8pt" style:font-name-complex="Arial Unicode MS" style:font-size-complex="8pt"/>
    </style:style>
    <style:style style:name="T8" style:family="text">
      <style:text-properties style:font-name="Book Antiqua" fo:font-size="10pt" style:font-size-asian="10pt" style:font-size-complex="10pt"/>
    </style:style>
    <style:style style:name="T9" style:family="text">
      <style:text-properties fo:font-size="10pt" fo:font-style="italic" fo:font-weight="bold" style:font-size-asian="10pt" style:font-style-asian="italic" style:font-weight-asian="bold" style:font-size-complex="10pt" style:font-style-complex="italic" style:font-weight-complex="bold"/>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variant="small-caps" fo:font-size="10pt" style:font-size-asian="10pt" style:font-size-complex="10pt"/>
    </style:style>
    <style:style style:name="T13" style:family="text">
      <style:text-properties style:font-size-complex="29pt"/>
    </style:style>
    <style:style style:name="T14" style:family="text">
      <style:text-properties fo:font-style="italic" style:font-style-asian="italic" style:font-style-complex="italic"/>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Title for paper submitted to International Journal of Scientific and Research Publications </text:span></text:h>
      <text:h text:style-name="P17" text:outline-level="5"><text:span text:style-name="T2">First Author</text:span><text:span text:style-name="T3">*</text:span><text:span text:style-name="T2">, Second Author</text:span><text:span text:style-name="T3">**</text:span><text:span text:style-name="T2">, Third Author</text:span><text:span text:style-name="T3">**</text:span></text:h>
      <text:p text:style-name="P2"/>
      <text:p text:style-name="P6"><text:span text:style-name="T4">* </text:span><text:span text:style-name="T5">Department, Institute Name</text:span></text:p>
      <text:p text:style-name="P5"><text:span text:style-name="T4">**</text:span><text:span text:style-name="T5"> Department, Institute Name, if any</text:span></text:p>
      <text:p text:style-name="P8"/>
      <text:p text:style-name="P6"><text:span text:style-name="T5">DOI: 10.29322/IJSRP.X.X.2018.pXXXX </text:span></text:p>
      <text:p text:style-name="P6"><text:a xlink:type="simple" xlink:href="http://dx.doi.org/10.29322/IJSRP.X.X.2018.pXXXX" text:style-name="Internet_20_link" text:visited-style-name="Visited_20_Internet_20_Link"><text:span text:style-name="Internet_20_link"><text:span text:style-name="T5">http://dx.doi.org/10.29322/IJSRP.X.X.2018.pXXXX</text:span></text:span></text:a></text:p>
      <text:p text:style-name="P9"/>
      <text:section text:style-name="Sect1" text:name="TextSection">
        <text:p text:style-name="P10"><text:span text:style-name="T9">Abstract</text:span><text:span text:style-name="T10">- </text:span><text:span text:style-name="T11">Mention the abstract for the article. An abstract is a brief summary of a research article, thesis, review, conference proceeding or any in-depth analysis </text:span><text:bookmark text:name="_GoBack"/><text:span text:style-name="T11">of a particular subject or discipline, and is often used to help the reader quickly ascertain the paper's purpose. When used, an abstract always appears at the beginning of a manuscript, acting as the point-of-entry for any given scientific paper or patent application.</text:span></text:p>
        <text:p text:style-name="P3"/>
        <text:p text:style-name="P10"><text:span text:style-name="T9">Index Terms</text:span><text:span text:style-name="T11">- About four key words or phrases in alphabetical order, separated by commas. Keywords are used to retrieve documents in an information system such as an online journal or a search engine. (Mention 4-5 keywords)</text:span></text:p>
        <text:p text:style-name="P3"/>
        <text:list xml:id="list5584018792429255022" text:style-name="WWNum1">
          <text:list-item>
            <text:h text:style-name="P13" text:outline-level="1"><text:span text:style-name="T12">Introduction</text:span></text:h>
          </text:list-item>
        </text:list>
        <text:p text:style-name="P10"><text:span text:style-name="T13">T</text:span><text:span text:style-name="T11">his article guides a stepwise walkthrough by Experts for writing a successful journal or a research paper starting from inception of ideas till their publications. Research papers are highly recognized in scholar fraternity and form a core part of PhD curriculum. Research scholars publish their research work in leading journals to complete their grades. In addition, the published research work also provides a big weight-age to get admissions in reputed varsity. Now, here we enlist the proven steps to publish the research paper in a journal. </text:span></text:p>
        <text:p text:style-name="P3"/>
        <text:p text:style-name="P10"><text:span text:style-name="T11">Identify the constructs of a Journal – Essentially a journal consists of five major sections. The number of pages may vary depending upon the topic of research work but generally comprises up to 5 to 7 pages. These are:</text:span></text:p>
        <text:list xml:id="list1321565982550189184" text:style-name="WWNum2">
          <text:list-item>
            <text:p text:style-name="P11"><text:span text:style-name="T11">Abstract </text:span></text:p>
          </text:list-item>
          <text:list-item>
            <text:p text:style-name="P11"><text:span text:style-name="T11">Introduction </text:span></text:p>
          </text:list-item>
          <text:list-item>
            <text:p text:style-name="P11"><text:span text:style-name="T11">Research Elaborations </text:span></text:p>
          </text:list-item>
          <text:list-item>
            <text:p text:style-name="P11"><text:span text:style-name="T11">Results or Finding </text:span></text:p>
          </text:list-item>
          <text:list-item>
            <text:p text:style-name="P11"><text:span text:style-name="T11">Conclusions</text:span></text:p>
          </text:list-item>
        </text:list>
        <text:p text:style-name="P3"/>
        <text:p text:style-name="P10"><text:span text:style-name="T10">In Introduction you can mention the introduction about your research. </text:span></text:p>
        <text:p text:style-name="P4"/>
        <text:list xml:id="list114927240902909" text:continue-list="list5584018792429255022" text:style-name="WWNum1">
          <text:list-item>
            <text:h text:style-name="P13" text:outline-level="1"><text:span text:style-name="T12">IDENTIFY, RESEARCH AND COLLECT IDEA</text:span></text:h>
          </text:list-item>
        </text:list>
        <text:p text:style-name="P10"><text:span text:style-name="T11">It's the foremost preliminary step for proceeding with any research work writing. While doing this go through a complete thought process of your Journal subject and research for it's viability by following means:</text:span></text:p>
        <text:list xml:id="list1671652279064510115" text:style-name="WWNum3">
          <text:list-item>
            <text:p text:style-name="P12"><text:span text:style-name="T11">Read already published work in the same field. </text:span></text:p>
          </text:list-item>
          <text:list-item>
            <text:p text:style-name="P12"><text:span text:style-name="T11">Goggling on the topic of your research work. </text:span></text:p>
          </text:list-item>
          <text:list-item>
            <text:p text:style-name="P12"><text:span text:style-name="T11">Attend conferences, workshops and symposiums on the same fields or on related counterparts. </text:span></text:p>
          </text:list-item>
          <text:list-item>
            <text:p text:style-name="P12"><text:span text:style-name="T11">Understand the scientific terms and jargon related to your research work. </text:span></text:p>
          </text:list-item>
        </text:list>
      </text:section>
      <text:section text:style-name="Sect1" text:name="Section1">
        <text:list xml:id="list114927599680410" text:continue-list="list114927240902909" text:style-name="WWNum1">
          <text:list-item>
            <text:h text:style-name="P13" text:outline-level="1"><text:span text:style-name="T12">WRITE DOWN YOUR STUDIES AND FINDINGS</text:span></text:h>
          </text:list-item>
        </text:list>
      </text:section>
      <text:section text:style-name="Sect2" text:name="Section2">
        <text:p text:style-name="P10"><text:span text:style-name="T11">Now it is the time to articulate the research work with ideas gathered in above steps by adopting any of below suitable approaches:</text:span></text:p>
        <text:h text:style-name="P16" text:outline-level="2">A. Bits and Pieces together</text:h>
        <text:p text:style-name="P10"><text:span text:style-name="T11">In this approach combine all your researched information in form of a journal or research paper. In this researcher can take the reference of already accomplished work as a starting building block of its paper.</text:span></text:p>
        <text:p text:style-name="P10"><text:span text:style-name="T11">Jump Start</text:span></text:p>
        <text:p text:style-name="P10"><text:span text:style-name="T11">This approach works the best in guidance of fellow researchers. In this the authors continuously receives or asks inputs from their fellows. It enriches the information pool of your paper with expert comments or up gradations. And the researcher feels confident about their work and takes a jump to start the paper writing.</text:span></text:p>
        <text:h text:style-name="P16" text:outline-level="2">B. Use of Simulation software</text:h>
        <text:p text:style-name="P10"><text:span text:style-name="T11">There are numbers of software available which can mimic the process involved in your research work and can produce the possible result. One of such type of software is Matlab. You can readily find Mfiles related to your research work on internet or in some cases these can require few modifications. Once these Mfiles are uploaded in software, you can get the simulated results of your paper and it easies the process of paper writing.</text:span></text:p>
        <text:p text:style-name="P10"><text:span text:style-name="T11">As by adopting the above practices all major constructs of a research paper can be written and together compiled to form a complete research ready for Peer review.</text:span></text:p>
        <text:p text:style-name="P14"/>
        <text:list xml:id="list114928860947369" text:continue-numbering="true" text:style-name="WWNum1">
          <text:list-item>
            <text:h text:style-name="P13" text:outline-level="1"><text:span text:style-name="T12">GET PEER REVIEWED</text:span></text:h>
          </text:list-item>
        </text:list>
        <text:p text:style-name="P10"><text:span text:style-name="T11">Here comes the most crucial step for your research publication. Ensure the drafted journal is critically reviewed by your peers or </text:span><text:soft-page-break/><text:span text:style-name="T11">any subject matter experts. Always try to get maximum review comments even if you are well confident about your paper.</text:span></text:p>
        <text:p text:style-name="P3"/>
        <text:p text:style-name="P10"><text:span text:style-name="T10">For peer review send you research paper in IJSRP format to </text:span><text:a xlink:type="simple" xlink:href="mailto:editor@ijsrp.org" text:style-name="Internet_20_link" text:visited-style-name="Visited_20_Internet_20_Link"><text:span text:style-name="Internet_20_link"><text:span text:style-name="T10">editor@ijsrp.org</text:span></text:span></text:a><text:span text:style-name="T10">.</text:span></text:p>
        <text:p text:style-name="P4"/>
        <text:list xml:id="list114928201851685" text:continue-numbering="true" text:style-name="WWNum1">
          <text:list-item>
            <text:h text:style-name="P13" text:outline-level="1"><text:span text:style-name="T12">IMPROVEMENT AS PER REVIEWER COMMENTS</text:span></text:h>
          </text:list-item>
        </text:list>
        <text:p text:style-name="P10"><text:span text:style-name="T11">Analyze and understand all the provided review comments thoroughly. Now make the required amendments in your paper. If you are not confident about any review comment, then don't forget to get clarity about that comment. And in some cases there could be chances where your paper receives number of critical remarks. In that cases don't get disheartened and try to improvise the maximum.</text:span></text:p>
        <text:p text:style-name="P3"/>
        <text:p text:style-name="P10"><text:span text:style-name="T10">After submission IJSRP will send you reviewer comment within 10-15 days of submission and you can send us the updated paper within a week for publishing. </text:span></text:p>
        <text:p text:style-name="P4"/>
        <text:p text:style-name="P10"><text:span text:style-name="T11">This completes the entire process required for widespread of research work on open front. Generally all International Journals are governed by an Intellectual body and they select the most suitable paper for publishing after a thorough analysis of submitted paper. Selected paper get published (online and printed) in their periodicals and get indexed by number of sources.</text:span></text:p>
        <text:p text:style-name="P3"/>
        <text:p text:style-name="P10"><text:span text:style-name="T10">After the successful review and payment, IJSRP will publish your paper for the current edition. You can find the payment details at: </text:span><text:a xlink:type="simple" xlink:href="http://ijsrp.org/online-publication-charge.html" text:style-name="Internet_20_link" text:visited-style-name="Visited_20_Internet_20_Link"><text:span text:style-name="Internet_20_link"><text:span text:style-name="T10">http://ijsrp.org/online-publication-charge.html</text:span></text:span></text:a><text:span text:style-name="T10">.</text:span></text:p>
        <text:p text:style-name="P4"/>
        <text:list xml:id="list114927382513032" text:continue-numbering="true" text:style-name="WWNum1">
          <text:list-item>
            <text:h text:style-name="P13" text:outline-level="1"><text:span text:style-name="T12">CONCLUSION</text:span></text:h>
          </text:list-item>
        </text:list>
        <text:p text:style-name="Text">A conclusion section is not required. Although a conclusion may review the main points of the paper, do not replicate the abstract as the conclusion. A conclusion might elaborate on the importance of the work or suggest applications and extensions. </text:p>
        <text:p text:style-name="Reference_20_Head">Appendix</text:p>
        <text:p text:style-name="Text">Appendixes, if needed, appear before the acknowledgment.</text:p>
        <text:p text:style-name="Reference_20_Head">Acknowledgment</text:p>
        <text:p text:style-name="Text">The preferred spelling of the word “acknowledgment” in American English is without an “e” after the “g.” Use the singular heading even if you have many acknowledgments. </text:p>
        <text:p text:style-name="Reference_20_Head">References</text:p>
        <text:list xml:id="list4517478725900117553" text:style-name="WWNum4">
          <text:list-item>
            <text:p text:style-name="P20">G. O. Young, “Synthetic structure of industrial plastics (Book style with paper title and editor),” <text:tab/>in <text:span text:style-name="T14">Plastics</text:span>, 2nd ed. vol. 3, J. Peters, Ed. <text:s/>New York: McGraw-Hill, 1964, pp. 15–64.</text:p>
          </text:list-item>
          <text:list-item>
            <text:p text:style-name="P20">W.-K. Chen, <text:span text:style-name="T14">Linear Networks and Systems</text:span> (Book style)<text:span text:style-name="T14">.</text:span><text:tab/>Belmont, CA: Wadsworth, 1993, pp. 123–135.</text:p>
          </text:list-item>
          <text:list-item>
            <text:p text:style-name="P20">H. Poor, <text:span text:style-name="T14">An Introduction to Signal Detection and Estimation</text:span>. <text:s text:c="2"/>New York: Springer-Verlag, 1985, ch. 4.</text:p>
          </text:list-item>
          <text:list-item>
            <text:p text:style-name="P20">B. Smith, “An approach to graphs of linear forms (Unpublished work style),” unpublished.</text:p>
          </text:list-item>
          <text:list-item>
            <text:p text:style-name="P20">E. H. Miller, “A note on reflector arrays (Periodical style—Accepted for publication),” <text:span text:style-name="T14">IEEE Trans. Antennas Propagat.</text:span>, to be published.</text:p>
          </text:list-item>
          <text:list-item>
            <text:p text:style-name="P20">J. Wang, “Fundamentals of erbium-doped fiber amplifiers arrays (Periodical style—Submitted for publication),” <text:span text:style-name="T14">IEEE J. Quantum Electron.</text:span>, submitted for publication.</text:p>
          </text:list-item>
        </text:list>
        <text:p text:style-name="P4"/>
        <text:p text:style-name="Reference_20_Head">Authors</text:p>
        <text:p text:style-name="Standard"><text:span text:style-name="T10">First Author </text:span><text:span text:style-name="T11">– Author name, qualifications, associated institute (if any) and email address.</text:span></text:p>
        <text:p text:style-name="Standard"><text:span text:style-name="T10">Second Author </text:span><text:span text:style-name="T11">– Author name, qualifications, associated institute (if any) and email address.</text:span></text:p>
        <text:p text:style-name="Standard"><text:span text:style-name="T10">Third Author </text:span><text:span text:style-name="T11">– Author name, qualifications, associated institute (if any) and email address.</text:span></text:p>
        <text:p text:style-name="P1"/>
        <text:p text:style-name="Standard"><text:span text:style-name="T10">Correspondence Author </text:span><text:span text:style-name="T11">– Author name, email address, alternate email address (if any), contact number. </text:span></text:p>
        <text:p text:style-name="P3"/>
        <text:p text:style-name="P14"/>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ook Antiqua" svg:font-family="'Book Antiqu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665in" loext:contextual-spacing="false" fo:text-align="justify" style:justify-single-word="false"/>
      <style:text-properties style:language-asian="en" style:country-asian="GB" style:language-complex="ar" style:country-complex="A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0.1in" fo:margin-right="0in" fo:margin-top="0.0835in" fo:margin-bottom="0.0417in" loext:contextual-spacing="false" fo:text-indent="0in" style:auto-text-indent="false" fo:keep-with-next="always"/>
      <style:text-properties fo:font-size="10pt"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list-style-name="" style:class="text">
      <style:paragraph-properties fo:margin-left="0.2in" fo:margin-right="0in" fo:text-indent="0in" style:auto-text-indent="false"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left="0.8in" fo:margin-right="0in" fo:margin-top="0.1665in" fo:margin-bottom="0.0417in" loext:contextual-spacing="false" fo:text-indent="-0.5in" style:auto-text-indent="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 style:class="text">
      <style:paragraph-properties fo:margin-left="1.3in" fo:margin-right="0in" fo:margin-top="0.1665in" fo:margin-bottom="0.0417in" loext:contextual-spacing="false" fo:text-indent="-0.5in" style:auto-text-indent="false"/>
      <style:text-properties fo:font-size="9pt" style:font-size-asian="9pt" style:font-size-complex="9pt"/>
    </style:style>
    <style:style style:name="Heading_20_6" style:display-name="Heading 6" style:family="paragraph" style:parent-style-name="Standard" style:next-style-name="Standard" style:default-outline-level="6" style:list-style-name="" style:class="text">
      <style:paragraph-properties fo:margin-left="1.8in" fo:margin-right="0in" fo:margin-top="0.1665in" fo:margin-bottom="0.0417in" loext:contextual-spacing="false" fo:text-indent="-0.5in" style:auto-text-indent="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 style:class="text">
      <style:paragraph-properties fo:margin-left="2.3in" fo:margin-right="0in" fo:margin-top="0.1665in" fo:margin-bottom="0.0417in" loext:contextual-spacing="false" fo:text-indent="-0.5in" style:auto-text-indent="false"/>
      <style:text-properties fo:font-size="8pt" style:font-size-asian="8pt" style:font-size-complex="8pt"/>
    </style:style>
    <style:style style:name="Heading_20_8" style:display-name="Heading 8" style:family="paragraph" style:parent-style-name="Standard" style:next-style-name="Standard" style:default-outline-level="8" style:list-style-name="" style:class="text">
      <style:paragraph-properties fo:margin-left="2.8in" fo:margin-right="0in" fo:margin-top="0.1665in" fo:margin-bottom="0.0417in" loext:contextual-spacing="false" fo:text-indent="-0.5in" style:auto-text-indent="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 style:class="text">
      <style:paragraph-properties fo:margin-left="3.3in" fo:margin-right="0in" fo:margin-top="0.1665in" fo:margin-bottom="0.0417in" loext:contextual-spacing="false" fo:text-indent="-0.5in" style:auto-text-indent="false"/>
      <style:text-properties fo:font-size="8pt" style:font-size-asian="8pt" style:font-size-complex="8pt"/>
    </style:style>
    <style:style style:name="Header" style:family="paragraph" style:parent-style-name="Standard" style:default-outline-level="" style:class="extra">
      <style:paragraph-properties fo:text-align="justify" style:justify-single-word="false" fo:orphans="2" fo:widows="2" style:writing-mode="lr-tb"/>
      <style:text-properties fo:font-size="12pt" fo:language="en" fo:country="GB" style:font-size-asian="12pt" style:language-asian="zh" style:country-asian="CN" style:font-size-complex="12pt" style:language-complex="he" style:country-complex="IL"/>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itle_20__2b__20_20_20_pt" style:display-name="Title + 20 pt" style:family="paragraph" style:parent-style-name="Standard" style:default-outline-level="">
      <style:paragraph-properties fo:text-align="center" style:justify-single-word="false"/>
      <style:text-properties fo:font-size="20pt" style:font-size-asian="20pt" style:font-size-complex="20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fo:font-size="10pt" style:font-size-asian="10pt" style:font-size-complex="10pt"/>
    </style:style>
    <style:style style:name="Reference_20_Head" style:display-name="Reference Head" style:family="paragraph" style:parent-style-name="Heading_20_1" style:default-outline-level="">
      <style:paragraph-properties fo:margin-top="0.1665in" fo:margin-bottom="0.0555in" loext:contextual-spacing="false" fo:text-align="center" style:justify-single-word="false"/>
      <style:text-properties fo:font-variant="small-caps" style:font-name="Times New Roman" fo:font-family="'Times New Roman'" style:font-family-generic="roman" style:font-pitch="variable" fo:font-size="10pt" fo:font-weight="normal" style:font-size-asian="10pt" style:font-weight-asian="normal" style:font-size-complex="10pt" style:font-weight-complex="normal"/>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color="#00000a" style:font-name="Times New Roman"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1" style:font-family-complex="'Times New Roman'" style:font-family-generic-complex="system" style:font-pitch-complex="variable" style:font-size-complex="8pt" style:language-complex="ar" style:country-complex="SA"/>
    </style:style>
    <style:style style:name="Default_20_Paragraph_20_Font" style:display-name="Default Paragraph Font" style:family="text"/>
    <style:style style:name="Body_20_Text_20_Char" style:display-name="Body Text Char" style:family="text">
      <style:text-properties fo:font-size="12pt" fo:language="en" fo:country="US" style:font-size-asian="12pt" style:language-asian="en" style:country-asian="GB" style:font-size-complex="12pt" style:language-complex="ar" style:country-complex="AE"/>
    </style:style>
    <style:style style:name="Header_20_Char" style:display-name="Header Char" style:family="text">
      <style:text-properties fo:font-size="12pt" fo:language="en" fo:country="GB" style:font-size-asian="12pt" style:language-asian="zh" style:country-asian="CN" style:font-size-complex="12pt" style:language-complex="he" style:country-complex="I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Char" style:family="text">
      <style:text-properties fo:font-size="12pt" fo:language="en" fo:country="GB" style:font-size-asian="12pt" style:language-asian="zh" style:country-asian="CN" style:font-size-complex="12pt" style:language-complex="he" style:country-complex="IL"/>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3" style:display-name="ListLabel 3" style:family="text">
      <style:text-properties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text:list-tab-stop-position="0.5in" fo:text-indent="-0.1252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0.75in" fo:text-indent="-0.75in" fo:margin-left="0.75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ab-stops>
          <style:tab-stop style:position="1.0835in"/>
        </style:tab-stops>
      </style:paragraph-properties>
    </style:style>
    <style:style style:name="MP3" style:family="paragraph" style:parent-style-name="Standard">
      <style:paragraph-properties fo:text-align="center" style:justify-single-word="false">
        <style:tab-stops>
          <style:tab-stop style:position="3.7409in"/>
          <style:tab-stop style:position="7.3752in"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 Unicode MS" style:font-size-complex="8pt"/>
    </style:style>
    <style:style style:name="MT3" style:family="text">
      <style:text-properties fo:font-size="9pt" style:font-size-asian="9pt" style:font-size-complex="9pt"/>
    </style:style>
    <style:style style:name="MT4" style:family="text">
      <style:text-properties style:font-name="Book Antiqua" fo:font-size="10pt" style:font-size-asian="10pt" style:font-size-complex="10pt"/>
    </style:style>
    <style:page-layout style:name="Mpm1">
      <style:page-layout-properties fo:page-width="8.5in" fo:page-height="11in" style:num-format="1" style:print-orientation="portrait" fo:margin-top="0.3098in" fo:margin-bottom="0.3098in" fo:margin-left="0.5in" fo:margin-right="0.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02in" fo:margin-left="0in" fo:margin-right="0in" fo:margin-bottom="0.3508in" style:dynamic-spacing="true"/>
      </style:header-style>
      <style:footer-style>
        <style:header-footer-properties fo:min-height="0.3902in" fo:margin-left="0in" fo:margin-right="0in" fo:margin-top="0.3508in" style:dynamic-spacing="true"/>
      </style:footer-style>
    </style:page-layout>
  </office:automatic-styles>
  <office:master-styles>
    <style:master-page style:name="Standard" style:page-layout-name="Mpm1">
      <style:header>
        <text:p text:style-name="MP1"><text:span text:style-name="MT1">International Journal of Scientific and Research Publications, Volume X, Issue X, Month 2018<text:tab/></text:span><text:span text:style-name="MT2"><text:tab/><text:tab/><text:tab/><text:tab/><text:tab/> <text:s text:c="7"/></text:span><text:span text:style-name="MT2"><text:page-number text:select-page="current">2</text:page-number></text:span></text:p>
        <text:p text:style-name="MP2"><text:span text:style-name="MT1">ISSN 2250-3153 <text:tab/></text:span></text:p>
      </style:header>
      <style:footer>
        <text:p text:style-name="MP3"><text:a xlink:type="simple" xlink:href="http://dx.doi.org/10.29322/IJSRP.X.X.2018.pXXXX" text:style-name="Internet_20_link" text:visited-style-name="Visited_20_Internet_20_Link"><text:span text:style-name="Internet_20_link"><text:span text:style-name="MT3">http://dx.doi.org/10.29322/IJSRP.X.X.2018.pXXXX</text:span></text:span></text:a><text:span text:style-name="MT3"> <text:tab/><text:tab/></text:span><text:a xlink:type="simple" xlink:href="http://ijsrp.org/" text:style-name="Internet_20_link" text:visited-style-name="Visited_20_Internet_20_Link"><text:span text:style-name="Internet_20_link"><text:span text:style-name="MT4">www.ijsrp.org</text:span></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03:00</meta:creation-date>
    <meta:initial-creator>Enter Author Names, Seperated by commas</meta:initial-creator>
    <meta:keyword>Enter</meta:keyword>
    <meta:keyword>the</meta:keyword>
    <meta:keyword>keywords</meta:keyword>
    <dc:language>en-US</dc:language>
    <dc:creator>IJSRP</dc:creator>
    <meta:print-date>2018-07-07T08:20:00</meta:print-date>
    <dc:date>2018-08-09T11:42:00</dc:date>
    <meta:editing-cycles>95</meta:editing-cycles>
    <dc:subject>International Journal of Scientific and Research Publications, Volume 8, Issue 8, August 2018</dc:subject>
    <dc:title>Enter Title for Paper</dc:title>
    <meta:editing-duration>PT5H52M</meta:editing-duration>
    <meta:generator>LibreOffice/5.1.6.2$Linux_X86_64 LibreOffice_project/10m0$Build-2</meta:generator>
    <meta:document-statistic meta:table-count="0" meta:image-count="0" meta:object-count="0" meta:page-count="2" meta:paragraph-count="61" meta:word-count="1099" meta:character-count="7114" meta:non-whitespace-character-count="6059"/>
    <meta:user-defined meta:name="AppVersion">14.0000</meta:user-defined>
    <meta:user-defined meta:name="Company">IJSRP Inc.</meta:user-defined>
    <meta:user-defined meta:name="DocSecurity" meta:value-type="float">0</meta:user-defined>
    <meta:user-defined meta:name="HyperlinkBase">www.ijsrp.org</meta:user-defined>
    <meta:user-defined meta:name="HyperlinksChanged" meta:value-type="boolean">false</meta:user-defined>
    <meta:user-defined meta:name="LinksUpToDate" meta:value-type="boolean">false</meta:user-defined>
    <meta:user-defined meta:name="Manager" meta:value-type="string">www.ijsrp.org</meta:user-defined>
    <meta:user-defined meta:name="Publisher" meta:value-type="string">www.ijsrp.org</meta:user-defined>
    <meta:user-defined meta:name="ScaleCrop" meta:value-type="boolean">false</meta:user-defined>
    <meta:user-defined meta:name="ShareDoc" meta:value-type="boolean">false</meta:user-defined>
    <meta:user-defined meta:name="category" meta:value-type="string">IJSRP Research Journal</meta:user-defined>
    <meta:user-defined meta:name="contentStatus" meta:value-type="string">Published</meta:user-defined>
    <meta:template xlink:type="simple" xlink:actuate="onRequest" xlink:title="Normal" xlink:href=""/>
  </office:meta>
</office:document-meta>
</file>